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Dashed_20__28_var_29_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595959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61cm" fo:padding-top="0.125cm" fo:padding-bottom="0.125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211cm" fo:padding-top="0.125cm" fo:padding-bottom="0.125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282cm" fo:padding-top="0.125cm" fo:padding-bottom="0.125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283cm" fo:padding-top="0.125cm" fo:padding-bottom="0.125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6cm" fo:padding-top="0.125cm" fo:padding-bottom="0.125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61cm" fo:padding-top="0.125cm" fo:padding-bottom="0.125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6cm" fo:padding-top="0.125cm" fo:padding-bottom="0.125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705cm" fo:padding-top="0.125cm" fo:padding-bottom="0.125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draw:textarea-horizontal-align="justify" draw:textarea-vertical-align="middle" draw:auto-grow-height="false" fo:padding-top="-0.002cm" fo:padding-bottom="-0.002cm" fo:padding-left="-0.002cm" fo:padding-right="-0.002cm" fo:wrap-option="no-wrap" draw:shadow="hidden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705cm" fo:padding-top="0.125cm" fo:padding-bottom="0.125cm" fo:padding-left="0.25cm" fo:padding-right="0.25cm" fo:wrap-option="wrap" draw:shadow="hidden"/>
    </style:style>
    <style:style style:name="gr15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478cm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4" style:family="paragraph">
      <style:paragraph-properties fo:margin-left="0cm" fo:margin-right="0cm" fo:line-height="94%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size="10pt" fo:language="en" fo:country="GB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33cm" svg:height="11.464cm" svg:x="3.412cm" svg:y="0.7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11cm" svg:height="4.329cm" svg:x="9.869cm" svg:y="1.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1cm" svg:height="4.47cm" svg:x="10.064cm" svg:y="1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cm" svg:height="4.499cm" svg:x="10.262cm" svg:y="1.812cm">
          <text:p/>
          <draw:enhanced-geometry svg:viewBox="0 0 21600 21600" draw:type="rectangle" draw:enhanced-path="M 0 0 L 21600 0 21600 21600 0 21600 0 0 Z N"/>
        </draw:custom-shape>
        <draw:custom-shape draw:name="AutoShape 21" draw:style-name="gr3" draw:text-style-name="P2" draw:layer="layout" svg:width="2.11cm" svg:height="0.627cm" svg:x="15.914cm" svg:y="7.047cm">
          <text:p/>
          <draw:enhanced-geometry svg:viewBox="0 0 21600 21600" draw:text-areas="0 ?f0 ?f5 ?f2" draw:type="right-arrow" draw:modifiers="16164 67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21" draw:style-name="gr3" draw:text-style-name="P2" draw:layer="layout" svg:width="0.594cm" svg:height="0.631cm" svg:x="19.851cm" svg:y="2.177cm">
          <text:p/>
          <draw:enhanced-geometry svg:viewBox="0 0 21600 21600" draw:text-areas="0 ?f0 ?f5 ?f2" draw:type="right-arrow" draw:modifiers="8668 67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21" draw:style-name="gr3" draw:text-style-name="P2" draw:layer="layout" svg:width="-0.594cm" svg:height="-0.631cm" svg:x="20.374cm" svg:y="4.292cm">
          <text:p/>
          <draw:enhanced-geometry svg:viewBox="0 0 21600 21600" draw:text-areas="0 ?f0 ?f5 ?f2" draw:type="right-arrow" draw:modifiers="8668 67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4" draw:style-name="gr4" draw:text-style-name="P4" draw:layer="layout" svg:width="1.865cm" svg:height="1.111cm" svg:x="8.021cm" svg:y="8.041cm">
          <text:p text:style-name="P3"><text:span text:style-name="T1">PTP server</text:span></text:p>
          <draw:enhanced-geometry svg:viewBox="0 0 21600 21600" draw:type="mso-spt202" draw:enhanced-path="M 0 0 L 21600 0 21600 21600 0 21600 0 0 Z N"/>
        </draw:custom-shape>
        <draw:custom-shape draw:name="Text Box 14" draw:style-name="gr5" draw:text-style-name="P4" draw:layer="layout" svg:width="2.257cm" svg:height="1.461cm" svg:x="3.815cm" svg:y="2.317cm">
          <text:p text:style-name="P3"><text:span text:style-name="T1">MAC</text:span></text:p>
          <draw:enhanced-geometry svg:viewBox="0 0 21600 21600" draw:type="mso-spt202" draw:enhanced-path="M 0 0 L 21600 0 21600 21600 0 21600 0 0 Z N"/>
        </draw:custom-shape>
        <draw:custom-shape draw:name="Text Box 14" draw:style-name="gr6" draw:text-style-name="P4" draw:layer="layout" svg:width="1.781cm" svg:height="1.532cm" svg:x="10.971cm" svg:y="7.949cm">
          <text:p text:style-name="P3"><text:span text:style-name="T1">Media clock server</text:span></text:p>
          <draw:enhanced-geometry svg:viewBox="0 0 21600 21600" draw:type="mso-spt202" draw:enhanced-path="M 0 0 L 21600 0 21600 21600 0 21600 0 0 Z N"/>
        </draw:custom-shape>
        <draw:custom-shape draw:name="Text Box 14" draw:style-name="gr7" draw:text-style-name="P4" draw:layer="layout" svg:width="2.088cm" svg:height="1.533cm" svg:x="14.19cm" svg:y="8.021cm">
          <text:p text:style-name="P3"><text:span text:style-name="T1">PLL driver</text:span></text:p>
          <draw:enhanced-geometry svg:viewBox="0 0 21600 21600" draw:type="mso-spt202" draw:enhanced-path="M 0 0 L 21600 0 21600 21600 0 21600 0 0 Z N"/>
        </draw:custom-shape>
        <draw:custom-shape draw:name="Text Box 14" draw:style-name="gr8" draw:text-style-name="P4" draw:layer="layout" svg:width="2.375cm" svg:height="1.11cm" svg:x="14.112cm" svg:y="3.822cm">
          <text:p text:style-name="P3"><text:span text:style-name="T1">Audio interface</text:span></text:p>
          <draw:enhanced-geometry svg:viewBox="0 0 21600 21600" draw:type="mso-spt202" draw:enhanced-path="M 0 0 L 21600 0 21600 21600 0 21600 0 0 Z N"/>
        </draw:custom-shape>
        <draw:custom-shape draw:name="Text Box 14" draw:style-name="gr9" draw:text-style-name="P4" draw:layer="layout" svg:width="2.492cm" svg:height="1.111cm" svg:x="11.939cm" svg:y="4.882cm">
          <text:p text:style-name="P3"><text:span text:style-name="T1">1722 listener</text:span></text:p>
          <draw:enhanced-geometry svg:viewBox="0 0 21600 21600" draw:type="mso-spt202" draw:enhanced-path="M 0 0 L 21600 0 21600 21600 0 21600 0 0 Z N"/>
        </draw:custom-shape>
        <draw:custom-shape draw:name="Text Box 14" draw:style-name="gr10" draw:text-style-name="P4" draw:layer="layout" svg:width="2.47cm" svg:height="1.11cm" svg:x="11.817cm" svg:y="1.859cm">
          <text:p text:style-name="P3"><text:span text:style-name="T1">1722 </text:span></text:p>
          <text:p text:style-name="P3"><text:span text:style-name="T1">talker</text:span></text:p>
          <draw:enhanced-geometry svg:viewBox="0 0 21600 21600" draw:type="mso-spt202" draw:enhanced-path="M 0 0 L 21600 0 21600 21600 0 21600 0 0 Z N"/>
        </draw:custom-shape>
        <draw:custom-shape draw:name="Left-Right Arrow 153" draw:style-name="gr3" draw:text-style-name="P2" draw:layer="layout" svg:width="1.985cm" svg:height="0.63cm" svg:x="15.899cm" svg:y="2.907cm">
          <text:p/>
          <draw:enhanced-geometry svg:viewBox="0 0 21600 21600" draw:text-areas="?f5 ?f1 ?f6 ?f3" draw:type="left-right-arrow" draw:modifiers="625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14" draw:style-name="gr11" draw:text-style-name="P4" draw:layer="layout" svg:width="2.277cm" svg:height="1.955cm" svg:x="6.467cm" svg:y="9.629cm">
          <text:p text:style-name="P3"><text:span text:style-name="T1">IP/</text:span></text:p>
          <text:p text:style-name="P3"><text:span text:style-name="T1">UDP/TCP</text:span></text:p>
          <draw:enhanced-geometry svg:viewBox="0 0 21600 21600" draw:type="mso-spt202" draw:enhanced-path="M 0 0 L 21600 0 21600 21600 0 21600 0 0 Z N"/>
        </draw:custom-shape>
        <draw:custom-shape draw:name="Left-Right Arrow 66" draw:style-name="gr3" draw:text-style-name="P2" draw:layer="layout" svg:width="1.536cm" svg:height="0.63cm" svg:x="2.67cm" svg:y="3.418cm">
          <text:p/>
          <draw:enhanced-geometry svg:viewBox="0 0 21600 21600" draw:text-areas="?f5 ?f1 ?f6 ?f3" draw:type="left-right-arrow" draw:modifiers="7910.64935064935 3745.4545454545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5" draw:style-name="gr12" draw:text-style-name="P2" draw:id="id4" draw:layer="layout" svg:width="1.357cm" svg:height="1.392cm" draw:transform="rotate (-1.57079632679579) translate (5.624cm 3.0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2" draw:id="id1" draw:layer="layout" svg:width="1.357cm" svg:height="1.391cm" draw:transform="rotate (-1.57079632679579) translate (12.374cm 4.3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2" draw:id="id3" draw:layer="layout" svg:width="1.358cm" svg:height="1.391cm" draw:transform="rotate (-1.57079632679579) translate (12.376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2" draw:id="id2" draw:layer="layout" svg:width="1.357cm" svg:height="1.391cm" draw:transform="rotate (-1.57079632679579) translate (15.977cm 2.5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2" draw:id="id5" draw:layer="layout" svg:width="1.357cm" svg:height="1.391cm" draw:transform="rotate (-1.57079632679579) translate (9.675cm 6.6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2" draw:id="id8" draw:layer="layout" svg:width="1.357cm" svg:height="1.391cm" draw:transform="rotate (-1.57079632679579) translate (9.791cm 10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2" draw:id="id6" draw:layer="layout" svg:width="1.358cm" svg:height="1.391cm" draw:transform="rotate (-1.57079632679579) translate (12.601cm 6.6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" draw:text-style-name="P2" draw:id="id7" draw:layer="layout" svg:width="1.357cm" svg:height="1.391cm" draw:transform="rotate (-1.57079632679579) translate (15.892cm 6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372cm" svg:y1="5.014cm" svg:x2="14.788cm" svg:y2="3.697cm" draw:start-shape="id1" draw:start-glue-point="10" draw:end-shape="id2" draw:end-glue-point="7" svg:d="m12372 5014 2416-1317">
          <text:p/>
        </draw:connector>
        <draw:connector draw:style-name="gr13" draw:text-style-name="P1" draw:layer="layout" draw:type="line" svg:x1="10.985cm" svg:y1="3.156cm" svg:x2="5.419cm" svg:y2="3.241cm" draw:start-shape="id3" draw:start-glue-point="6" draw:end-shape="id4" draw:end-glue-point="11" svg:d="m10985 3156-5566 85">
          <text:p/>
        </draw:connector>
        <draw:connector draw:style-name="gr13" draw:text-style-name="P1" draw:layer="layout" draw:type="line" svg:x1="14.586cm" svg:y1="3.216cm" svg:x2="12.374cm" svg:y2="3.156cm" draw:start-shape="id2" draw:start-glue-point="6" draw:end-shape="id3" draw:end-glue-point="10" svg:d="m14586 3216-2212-60">
          <text:p/>
        </draw:connector>
        <draw:connector draw:style-name="gr13" draw:text-style-name="P1" draw:layer="layout" draw:type="line" svg:x1="9.673cm" svg:y1="7.322cm" svg:x2="11.21cm" svg:y2="7.32cm" draw:start-shape="id5" draw:start-glue-point="10" draw:end-shape="id6" draw:end-glue-point="6" svg:d="m9673 7322 1537-2">
          <text:p/>
        </draw:connector>
        <draw:connector draw:style-name="gr13" draw:text-style-name="P1" draw:layer="layout" draw:type="line" svg:x1="12.599cm" svg:y1="7.32cm" svg:x2="14.501cm" svg:y2="7.377cm" draw:start-shape="id6" draw:start-glue-point="10" draw:end-shape="id7" draw:end-glue-point="6" svg:d="m12599 7320 1902 57">
          <text:p/>
        </draw:connector>
        <draw:custom-shape draw:name="Oval 5" draw:style-name="gr12" draw:text-style-name="P2" draw:id="id9" draw:layer="layout" svg:width="1.357cm" svg:height="1.391cm" draw:transform="rotate (-1.57079632679579) translate (12.6cm 10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9.789cm" svg:y1="10.864cm" svg:x2="11.209cm" svg:y2="10.895cm" draw:start-shape="id8" draw:start-glue-point="10" draw:end-shape="id9" draw:end-glue-point="6" svg:d="m9789 10864 1420 31">
          <text:p/>
        </draw:connector>
        <draw:custom-shape draw:name="Text Box 14" draw:style-name="gr14" draw:text-style-name="P4" draw:layer="layout" svg:width="3.063cm" svg:height="1.955cm" svg:x="11.614cm" svg:y="9.8cm">
          <text:p text:style-name="P3"><text:span text:style-name="T1">Config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onnector draw:style-name="gr13" draw:text-style-name="P1" draw:layer="layout" draw:line-skew="-0.981cm" svg:x1="8.978cm" svg:y1="6.645cm" svg:x2="11.188cm" svg:y2="3.637cm" draw:start-shape="id5" draw:start-glue-point="4" draw:end-shape="id3" draw:end-glue-point="7" svg:d="m8978 6645v-2385h2210v-623">
          <text:p/>
        </draw:connector>
        <draw:connector draw:style-name="gr13" draw:text-style-name="P1" draw:layer="layout" svg:x1="4.926cm" svg:y1="4.399cm" svg:x2="8.4cm" svg:y2="10.864cm" draw:start-shape="id4" draw:start-glue-point="8" draw:end-shape="id8" draw:end-glue-point="6" svg:d="m4926 4399v6465h3474">
          <text:p/>
        </draw:connector>
        <draw:connector draw:style-name="gr13" draw:text-style-name="P1" draw:layer="layout" svg:x1="5.419cm" svg:y1="4.202cm" svg:x2="8.284cm" svg:y2="7.322cm" draw:start-shape="id4" draw:start-glue-point="9" draw:end-shape="id5" draw:end-glue-point="6" svg:d="m5419 4202v3120h2865">
          <text:p/>
        </draw:connector>
        <draw:connector draw:style-name="gr13" draw:text-style-name="P1" draw:layer="layout" svg:x1="5.624cm" svg:y1="3.722cm" svg:x2="10.984cm" svg:y2="5.016cm" draw:start-shape="id4" draw:start-glue-point="4" draw:end-shape="id1" draw:end-glue-point="8" svg:d="m5624 3722h2679v1294h2681">
          <text:p/>
        </draw:connector>
        <draw:connector draw:style-name="gr15" draw:text-style-name="P1" draw:layer="layout" draw:type="line" svg:x1="11.904cm" svg:y1="6.643cm" svg:x2="11.677cm" svg:y2="5.692cm" draw:start-shape="id6" draw:start-glue-point="4" draw:end-shape="id1" draw:end-glue-point="8" svg:d="m11904 6643-227-951">
          <text:p/>
        </draw:connector>
        <draw:custom-shape draw:style-name="gr16" draw:text-style-name="P1" draw:layer="layout" svg:width="1.856cm" svg:height="2.278cm" svg:x="0.842cm" svg:y="2.711cm">
          <text:p text:style-name="P1">PHY</text:p>
          <draw:enhanced-geometry svg:viewBox="0 0 21600 21600" draw:type="rectangle" draw:enhanced-path="M 0 0 L 21600 0 21600 21600 0 21600 0 0 Z N"/>
        </draw:custom-shape>
        <draw:custom-shape draw:style-name="gr16" draw:text-style-name="P1" draw:id="id10" draw:layer="layout" svg:width="1.856cm" svg:height="2.278cm" svg:x="17.912cm" svg:y="6.452cm">
          <text:p text:style-name="P1">PLL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856cm" svg:height="2.278cm" svg:x="0.842cm" svg:y="2.712cm">
          <text:p text:style-name="P1">PHY</text:p>
          <draw:enhanced-geometry svg:viewBox="0 0 21600 21600" draw:type="rectangle" draw:enhanced-path="M 0 0 L 21600 0 21600 21600 0 21600 0 0 Z N"/>
        </draw:custom-shape>
        <draw:custom-shape draw:name="Text Box 14" draw:style-name="gr17" draw:text-style-name="P4" draw:layer="layout" svg:width="4.391cm" svg:height="0.728cm" svg:x="11.13cm" svg:y="0.662cm">
          <text:p text:style-name="P3"><text:span text:style-name="T1">Audio subsystem(s)</text:span></text:p>
          <draw:enhanced-geometry svg:viewBox="0 0 21600 21600" draw:type="mso-spt202" draw:enhanced-path="M 0 0 L 21600 0 21600 21600 0 21600 0 0 Z N"/>
        </draw:custom-shape>
        <draw:custom-shape draw:style-name="gr16" draw:text-style-name="P5" draw:id="id11" draw:layer="layout" svg:width="1.856cm" svg:height="2.277cm" svg:x="17.909cm" svg:y="2.15cm">
          <text:p text:style-name="P1"><text:span text:style-name="T2">Audio</text:span></text:p>
          <text:p text:style-name="P1"><text:span text:style-name="T2">Codec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8.84cm" svg:y1="6.452cm" svg:x2="18.837cm" svg:y2="4.427cm" draw:start-shape="id10" draw:start-glue-point="0" draw:end-shape="id11" draw:end-glue-point="2" svg:d="m18840 6452-3-2025">
          <text:p/>
        </draw:connector>
        <draw:custom-shape draw:style-name="gr16" draw:text-style-name="P1" draw:layer="layout" svg:width="2.698cm" svg:height="1.797cm" svg:x="10.546cm" svg:y="12.723cm">
          <text:p text:style-name="P1">GPIO</text:p>
          <draw:enhanced-geometry svg:viewBox="0 0 21600 21600" draw:type="rectangle" draw:enhanced-path="M 0 0 L 21600 0 21600 21600 0 21600 0 0 Z N"/>
        </draw:custom-shape>
        <draw:custom-shape draw:name="Left-Right Arrow 66" draw:style-name="gr3" draw:text-style-name="P2" draw:layer="layout" svg:width="1.149cm" svg:height="0.63cm" draw:transform="rotate (-1.61320782761924) translate (12.221cm 11.556cm)">
          <text:p/>
          <draw:enhanced-geometry svg:viewBox="0 0 21600 21600" draw:text-areas="?f5 ?f1 ?f6 ?f3" draw:type="left-right-arrow" draw:modifiers="7910.64935064935 3745.4545454545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Lacey</meta:initial-creator>
    <meta:creation-date>2009-11-05T21:09:57</meta:creation-date>
    <dc:date>2010-12-12T16:25:16</dc:date>
    <dc:creator>David Lacey</dc:creator>
    <meta:editing-duration>PT00H14M20S</meta:editing-duration>
    <meta:editing-cycles>7</meta:editing-cycles>
    <meta:generator>OpenOffice.org/3.2$Unix OpenOffice.org_project/320m12$Build-9483</meta:generator>
    <meta:document-statistic meta:object-count="46"/>
  </office:meta>
</office:document-meta>
</file>